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fo:font-size="10pt" officeooo:rsid="001a177c" officeooo:paragraph-rsid="001a0869" style:font-size-asian="10pt" style:font-size-complex="10pt"/>
    </style:style>
    <style:style style:name="P2" style:family="paragraph" style:parent-style-name="Standard">
      <style:text-properties officeooo:paragraph-rsid="00176800"/>
    </style:style>
    <style:style style:name="P3" style:family="paragraph" style:parent-style-name="Footer">
      <style:paragraph-properties fo:text-align="center" style:justify-single-word="false"/>
    </style:style>
    <style:style style:name="P4" style:family="paragraph" style:parent-style-name="Text_20_body">
      <style:text-properties officeooo:paragraph-rsid="00176800"/>
    </style:style>
    <style:style style:name="P5" style:family="paragraph" style:parent-style-name="Text_20_body">
      <style:paragraph-properties fo:margin-top="0cm" fo:margin-bottom="0cm" loext:contextual-spacing="false"/>
      <style:text-properties officeooo:paragraph-rsid="00176800"/>
    </style:style>
    <style:style style:name="P6" style:family="paragraph" style:parent-style-name="Heading_20_1">
      <style:paragraph-properties fo:margin-top="0cm" fo:margin-bottom="0cm" loext:contextual-spacing="false"/>
      <style:text-properties officeooo:rsid="001d665b" officeooo:paragraph-rsid="001d665b"/>
    </style:style>
    <style:style style:name="T1" style:family="text">
      <style:text-properties officeooo:rsid="001fb639"/>
    </style:style>
    <style:style style:name="T2" style:family="text">
      <style:text-properties officeooo:rsid="001fbf27"/>
    </style:style>
    <style:style style:name="T3" style:family="text">
      <style:text-properties officeooo:rsid="00200bff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2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6" text:outline-level="1"><text:bookmark-start text:name="__RefHeading___Toc242_828008079"/>Rigid Body Constraints<text:bookmark-end text:name="__RefHeading___Toc242_828008079"/></text:h>
          </table:table-cell>
        </table:table-row>
      </table:table>
      <text:p text:style-name="P5"/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Text_20_body" style:class="extra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  <style:text-properties fo:font-weight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extkörper.caption" style:family="paragraph" style:parent-style-name="Text_20_body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docfusszeile" style:family="paragraph" style:parent-style-name="Footer"/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alutation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font-size="10pt" officeooo:rsid="001a177c" officeooo:paragraph-rsid="001a0869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01fb639"/>
    </style:style>
    <style:style style:name="MT2" style:family="text">
      <style:text-properties officeooo:rsid="001fbf27"/>
    </style:style>
    <style:style style:name="MT3" style:family="text">
      <style:text-properties officeooo:rsid="00200bff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Bforartists 2 Reference Manual - 25.1<text:span text:style-name="MT1">0</text:span>.<text:span text:style-name="MT2">8</text:span> <text:s/>Editors - Properties Editor - Physics - Rigid Body Constraint<text:span text:style-name="MT3"> panel</text:span></text:p>
      </style:header>
      <style:footer>
        <text:p text:style-name="MP2"><text:page-number text:select-page="current">1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31T18:46:03.141000000</meta:creation-date>
    <dc:title>standard1cm</dc:title>
    <meta:editing-duration>PT9M38S</meta:editing-duration>
    <meta:editing-cycles>14</meta:editing-cycles>
    <meta:generator>LibreOffice/6.3.6.2$Windows_X86_64 LibreOffice_project/2196df99b074d8a661f4036fca8fa0cbfa33a497</meta:generator>
    <dc:date>2020-08-10T13:02:41.502000000</dc:date>
    <meta:document-statistic meta:table-count="1" meta:image-count="0" meta:object-count="0" meta:page-count="1" meta:paragraph-count="3" meta:word-count="21" meta:character-count="132" meta:non-whitespace-character-count="113"/>
    <meta:template xlink:type="simple" xlink:actuate="onRequest" xlink:title="standard1cm" xlink:href="../../../../AppData/Roaming/LibreOffice/4/user/template/standard1cm.ott" meta:date="2016-03-31T18:46:03.011000000"/>
  </office:meta>
</office:document-meta>
</file>